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margin-left="0.4916in">
        <style:tab-stops/>
      </style:paragraph-properties>
    </style:style>
    <style:style style:name="P4" style:parent-style-name="Normal" style:family="paragraph">
      <style:paragraph-properties fo:break-before="page"/>
      <style:text-properties fo:hyphenate="true"/>
    </style:style>
    <style:style style:name="P5" style:parent-style-name="Normal" style:family="paragraph">
      <style:text-properties fo:hyphenate="true"/>
    </style:style>
    <style:style style:name="P6" style:parent-style-name="Normal" style:family="paragraph">
      <style:text-properties fo:hyphenate="true"/>
    </style:style>
    <style:style style:name="P7" style:parent-style-name="ListParagraph" style:list-style-name="LFO1" style:family="paragraph">
      <style:text-properties fo:hyphenate="true"/>
    </style:style>
    <style:style style:name="P8" style:parent-style-name="Normal" style:family="paragraph">
      <style:text-properties fo:hyphenate="true"/>
    </style:style>
    <style:style style:name="P9" style:parent-style-name="Normal" style:family="paragraph">
      <style:text-properties fo:hyphenate="true"/>
    </style:style>
    <style:style style:name="P10" style:parent-style-name="Normal" style:family="paragraph">
      <style:text-properties fo:hyphenate="true"/>
    </style:style>
    <style:style style:name="P11" style:parent-style-name="Normal" style:family="paragraph">
      <style:text-properties fo:hyphenate="true"/>
    </style:style>
    <style:style style:name="P12" style:parent-style-name="Normal" style:family="paragraph">
      <style:text-properties fo:hyphenate="true"/>
    </style:style>
    <style:style style:name="P13" style:parent-style-name="Normal" style:family="paragraph">
      <style:text-properties fo:hyphenate="true"/>
    </style:style>
  </office:automatic-styles>
  <office:body>
    <office:text text:use-soft-page-breaks="true">
      <text:p text:style-name="P1">Rapport Python</text:p>
      <text:p text:style-name="Normal"/>
      <text:p text:style-name="Normal">PLAN</text:p>
      <text:p text:style-name="Normal">- Introduction :</text:p>
      <text:p text:style-name="P2">Question Biologique<text:line-break/><text:tab/>Intérêt du projet<text:line-break/><text:tab/>Hypothèse(s)<text:line-break/></text:p>
      <text:p text:style-name="Normal">- Présentation du background scientifique :</text:p>
      <text:p text:style-name="P3">Informations nécessaires à la compréhension du<text:s/>projet (pas de résultats)<text:line-break/>Justification des initiatives prises (graphes en fonction des conformation plutôt que du temps (mm si c’est pareil…))<text:line-break/>Présentation des info pertinentes dans l’article<text:s/>(surligné)<text:line-break/></text:p>
      <text:p text:style-name="Normal">-Description du code :</text:p>
      <text:p text:style-name="Normal"><text:tab/>Description de chaque partie dans son ordre d’utilisation par le programme<text:line-break/></text:p>
      <text:p text:style-name="Normal">-Résultats, Interprétation et Discussion :</text:p>
      <text:p text:style-name="Normal"><text:tab/>Description des graphes + images Pymol<text:line-break/><text:tab/>Interprétation<text:line-break/><text:tab/>Discussion/critique des résultats avec comparaison aux résultats (merdiques) de l’article<text:line-break/></text:p>
      <text:p text:style-name="Normal">-Conclusion + Ouverture</text:p>
      <text:p text:style-name="Normal"><text:tab/>Résumé succinct<text:line-break/><text:tab/>Résultats pertinents/cohérents ?<text:line-break/><text:tab/>Description rapide de ce que serait la prochaine étape d’analyse</text:p>
      <text:soft-page-break/>
      <text:p text:style-name="P4">-Les graphes sur les 2000 conformations n’apportent pas d’informations supplémentaires comparé à ceux des 200 conformations.</text:p>
      <text:p text:style-name="P5"/>
      <text:p text:style-name="P6">-Perte d’environ 1Angstrom de rayon de Giration en prenant le Carbone alpha du résidu plutôt que le Centre de Masse de ses atomes. (À peu près idem pour RMSD (0.3Angstrom))<text:line-break/>Mais même tendance !<text:line-break/>Corrélations très semblables entre CA et moy_all</text:p>
      <text:list text:style-name="LFO1" text:continue-numbering="true">
        <text:list-item>
          <text:p text:style-name="P7">Analyser les graphes moy_all (plus précis que CA)</text:p>
        </text:list-item>
      </text:list>
      <text:p text:style-name="P8"/>
      <text:p text:style-name="P9"/>
      <text:p text:style-name="P10">Global<text:line-break/></text:p>
      <text:p text:style-name="P11">Rayon de Giration :<text:line-break/>-Les ratios (rayons de Giration des conformations/rayon de Giration de la référence)<text:s/>sont compris dans<text:s/>[0.972 ;1.132]<text:line-break/>-125 premières conformations : oscillation entre 17.5 et 18 Angstrom<text:line-break/>-55<text:s/>conformations suivantes : oscillation entre 18 et 19 Angstrom<text:line-break/>-20<text:s/>dernières conformations :<text:s/>oscillation entre 17.5 et 18 Angstrom</text:p>
      <text:p text:style-name="P12">RMSD :<text:line-break/>-fort<text:s/>écart-type<text:line-break/>-varie en moyenne autour de 1.2-1.5.<text:line-break/>-augmente en fonction du temps/conformations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t</meta:initial-creator>
    <dc:creator>Pit</dc:creator>
    <meta:creation-date>2017-04-30T21:15:00Z</meta:creation-date>
    <dc:date>2017-04-30T23:55:00Z</dc:date>
    <meta:template xlink:href="Normal.dotm" xlink:type="simple"/>
    <meta:editing-cycles>5</meta:editing-cycles>
    <meta:editing-duration>PT8400S</meta:editing-duration>
    <meta:document-statistic meta:page-count="2" meta:paragraph-count="3" meta:word-count="261" meta:character-count="1695" meta:row-count="11" meta:non-whitespace-character-count="1437"/>
  </office:meta>
</office:document-meta>
</file>